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1.577cm" table:align="margins"/>
    </style:style>
    <style:style style:name="Таблица1.A" style:family="table-column">
      <style:table-column-properties style:rel-column-width="41221*"/>
    </style:style>
    <style:style style:name="Таблица1.B" style:family="table-column">
      <style:table-column-properties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style:font-name-asian="Times New Roman1" style:font-name-complex="Times New Roman1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text-align="start" style:justify-single-word="false"/>
      <style:text-properties style:font-name="Times New Roman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language="ru" fo:country="RU"/>
    </style:style>
    <style:style style:name="T5" style:family="text">
      <style:text-properties style:font-name="Times New Roman" fo:language="ru" fo:country="RU" fo:font-weight="normal" style:font-weight-asian="normal" style:font-weight-complex="normal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4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9" style:family="text">
      <style:text-properties fo:language="ru" fo:country="RU" fo:font-weight="bold" style:font-weight-asian="bold" style:font-weight-complex="bold"/>
    </style:style>
    <style:style style:name="T20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21" style:family="text">
      <style:text-properties fo:language="ru" fo:country="RU" fo:font-style="italic" style:font-style-asian="italic" style:font-style-complex="italic"/>
    </style:style>
    <style:style style:name="T22" style:family="text">
      <style:text-properties fo:language="ru" fo:country="RU" fo:font-style="normal" style:font-style-asian="normal" style:font-style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771cm" draw:z-index="0"><draw:image xlink:href="../../odt/images/010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Перемножение элементов вектор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C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5cm" svg:height="1.431cm" draw:z-index="0"><draw:image xlink:href="../../odt/images/010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6">Блок </text:span><text:span text:style-name="T8">реализует перемножение всех элементов </text:span><text:span text:style-name="T20">всех </text:span><text:span text:style-name="T8">векторов входов. Выход</text:span><text:span text:style-name="T20">ной сигнал</text:span><text:span text:style-name="T8"> – </text:span><text:span text:style-name="T24">скалярная</text:span><text:span text:style-name="T8"> величина:</text:span></text:p>
            <text:p text:style-name="P4"><text:span text:style-name="T8"><draw:frame draw:style-name="fr3" draw:name="Object1" text:anchor-type="as-char" svg:width="10.876cm" svg:height="1.37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8">,</text:span></text:p>
            <text:p text:style-name="Text_20_body"><text:span text:style-name="T8">где</text:span><text:span text:style-name="T8"><draw:frame draw:style-name="fr3" draw:name="Object2" text:anchor-type="as-char" svg:width="3.445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8">– элементы векторов входных сигналов блоков </text:span><text:span text:style-name="T11">(</text:span><text:span text:style-name="T8">элементы векторов </text:span><text:span text:style-name="T8"><draw:frame draw:style-name="fr3" draw:name="Object4" text:anchor-type="as-char" svg:width="3.052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">, </text:span><text:span text:style-name="T20">размерность которых равна</text:span><text:span text:style-name="T8"><draw:frame draw:style-name="fr3" draw:name="Object6" text:anchor-type="as-char" svg:width="3.133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8">);</text:span></text:p>
            <text:p text:style-name="Text_20_body"><text:span text:style-name="T8"><draw:frame draw:style-name="fr3" draw:name="Object3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8">– выходной сигнал блока.</text:span></text:p>
            <text:p text:style-name="Text_20_body"><text:span text:style-name="T18">Свойства</text:span>:</text:p>
            <text:list xml:id="list1923844737240086589" text:style-name="L1">
              <text:list-item>
                <text:p text:style-name="P8"><text:span text:style-name="T1">Количество входов – число</text:span><text:span text:style-name="T1"><draw:frame draw:style-name="fr3" draw:name="Object5" text:anchor-type="as-char" svg:width="0.469cm" svg:height="0.54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(</text:span><text:span text:style-name="T3">целое натуральное число</text:span><text:span text:style-name="T2">)</text:span><text:span text:style-name="T1">, указывающее сколько входных векторных сигналов поступает в блок. Число входных портов блока равно этому количеству.</text:span></text:p>
              </text:list-item>
            </text:list>
            <text:p text:style-name="Text_20_body"><text:span text:style-name="T9">Примеры</text:span> заполнения <text:span text:style-name="T17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19">Числовое</text:span><text:span text:style-name="T17"> задание </text:span><text:span text:style-name="T4">свойств</text:span><text:span text:style-name="T1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Количество входов</text:p>
                </table:table-cell>
                <table:table-cell table:style-name="Таблица1.B3" office:value-type="float" office:value="5">
                  <text:p text:style-name="P7">5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7">Именованное</text:span><text:span text:style-name="T9"> задание </text:span><text:span text:style-name="T5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Количество входов</text:p>
                </table:table-cell>
                <table:table-cell table:style-name="Таблица1.B6" office:value-type="string">
                  <text:p text:style-name="P7">[n]</text:p>
                </table:table-cell>
              </table:table-row>
            </table:table>
            <text:p text:style-name="Text_20_body"><text:span text:style-name="T7">Примечани</text:span><text:span text:style-name="T19">я</text:span>:</text:p>
            <text:list xml:id="list2829280086626872844" text:style-name="L2">
              <text:list-item>
                <text:p text:style-name="P9"><text:span text:style-name="T17">Блок </text:span><text:span text:style-name="T19">всегда</text:span><text:span text:style-name="T17"> </text:span>формирует <text:span text:style-name="T23">скалярный</text:span> выходной сигнал. Входные сигналы могут быть как <text:span text:style-name="T23">векторными</text:span>, так и <text:span text:style-name="T23">скалярными</text:span>.</text:p>
              </text:list-item>
              <text:list-item>
                <text:p text:style-name="P10"><text:span text:style-name="T10">Именованн</text:span><text:span text:style-name="T17">ое</text:span><text:span text:style-name="T10"> свойств</text:span><text:span text:style-name="T17">о</text:span><text:span text:style-name="T10"> </text:span><text:span text:style-name="T17">задается</text:span><text:span text:style-name="T10"> как </text:span><text:span text:style-name="T21">локальная</text:span><text:span text:style-name="T12"> </text:span><text:span text:style-name="T22">переменная</text:span><text:span text:style-name="T12"> модели (или субмодели) во вкладке </text:span><text:span text:style-name="T15">Параметры</text:span><text:span text:style-name="T12"> или как </text:span><text:span text:style-name="T22">глобальный</text:span><text:span text:style-name="T12"> сигнал проекта при помощи пункта главного меню </text:span><text:span text:style-name="T15">Графика</text:span><text:span text:style-name="T12"> </text:span><text:span text:style-name="T13">→</text:span><text:span text:style-name="T14"> </text:span><text:span text:style-name="T16">Сигналы</text:span><text:span text:style-name="T12">.</text:span></text:p>
              </text:list-item>
              <text:list-item>
                <text:p text:style-name="P11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еремножение элементов вектора</dc:title>
    <dc:date>2012-03-30T20:30:25.82</dc:date>
    <meta:generator>OpenOffice_Beta/4.1.0$Win32 OpenOffice.org_project/410m14$Build-9760</meta:generator>
    <meta:editing-duration>PT2H23M23S</meta:editing-duration>
    <meta:editing-cycles>49</meta:editing-cycles>
    <meta:document-statistic meta:table-count="2" meta:image-count="2" meta:object-count="6" meta:page-count="2" meta:paragraph-count="27" meta:word-count="148" meta:character-count="1046"/>
  </office:meta>
</office:document-meta>
</file>

<file path=Object 1/content.xml><?xml version="1.0" encoding="utf-8"?>
<math xmlns="http://www.w3.org/1998/Math/MathML">
  <semantics>
    <mrow>
      <mi>n</mi>
    </mrow>
    <annotation encoding="StarMath 5.0">n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underover>
          <mo stretchy="false">∏</mo>
          <mrow>
            <mrow>
              <mi>i</mi>
              <mo stretchy="false">=</mo>
              <mn>1</mn>
            </mrow>
          </mrow>
          <mrow>
            <msub>
              <mi>n</mi>
              <mn>1</mn>
            </msub>
          </mrow>
        </munderover>
        <mrow>
          <msub>
            <mi>u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</mrow>
      </mrow>
      <mrow>
        <mi/>
        <mo stretchy="false">×</mo>
        <mi/>
      </mrow>
      <mrow>
        <munderover>
          <mo stretchy="false">∏</mo>
          <mrow>
            <mrow>
              <mi>i</mi>
              <mo stretchy="false">=</mo>
              <mn>1</mn>
            </mrow>
          </mrow>
          <mrow>
            <msub>
              <mi>n</mi>
              <mn>2</mn>
            </msub>
          </mrow>
        </munderover>
        <mrow>
          <msub>
            <mi>u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</mrow>
      </mrow>
      <mrow>
        <mi/>
        <mo stretchy="false">×</mo>
        <mi/>
      </mrow>
      <mn>...</mn>
      <mrow>
        <mi/>
        <mo stretchy="false">×</mo>
        <mi/>
      </mrow>
      <mrow>
        <munderover>
          <mo stretchy="false">∏</mo>
          <mrow>
            <mrow>
              <mi>i</mi>
              <mo stretchy="false">=</mo>
              <mn>1</mn>
            </mrow>
          </mrow>
          <mrow>
            <msub>
              <mi>n</mi>
              <mi>n</mi>
            </msub>
          </mrow>
        </munderover>
        <mrow>
          <msub>
            <mi>u</mi>
            <mrow>
              <mi>n</mi>
              <mi>,</mi>
              <mi>i</mi>
            </mrow>
          </msub>
          <mrow>
            <mo stretchy="false">(</mo>
            <mrow>
              <mi>t</mi>
            </mrow>
            <mo stretchy="false">)</mo>
          </mrow>
        </mrow>
      </mrow>
    </mrow>
    <annotation encoding="StarMath 5.0">y(t) ~=~ prod from {i=1} to {n_1} {u_{1,i}(t)} ~times~ prod from {i=1} to {n_2} {u_{2,i}(t)} ~times ~...~ times~ prod from {i=1} to {n_n} {u_{n,i}(t)}</annotation>
  </semantics>
</math>
</file>

<file path=Object 3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  <mi>,</mi>
      <msub>
        <mi>u</mi>
        <mrow>
          <mn>2,</mn>
          <mi>i</mi>
        </mrow>
      </msub>
      <mrow>
        <mo stretchy="false">(</mo>
        <mrow>
          <mi>t</mi>
        </mrow>
        <mo stretchy="false">)</mo>
      </mrow>
      <mi>,</mi>
      <mn>...</mn>
    </mrow>
    <annotation encoding="StarMath 5.0">u_{1,i}(t), u_{2,i}(t), ...</annotation>
  </semantics>
</math>
</file>

<file path=Object 4/content.xml><?xml version="1.0" encoding="utf-8"?>
<math xmlns="http://www.w3.org/1998/Math/MathML">
  <semantics>
    <mrow>
      <mover accent="true">
        <msub>
          <mrow>
            <mi>u</mi>
          </mrow>
          <mrow>
            <mn>1</mn>
          </mrow>
        </msub>
        <mo stretchy="false">⃗</mo>
      </mover>
      <mrow>
        <mo stretchy="false">(</mo>
        <mrow>
          <mi>t</mi>
        </mrow>
        <mo stretchy="false">)</mo>
      </mrow>
      <mi>,</mi>
      <mover accent="true">
        <msub>
          <mrow>
            <mi>u</mi>
          </mrow>
          <mrow>
            <mn>2</mn>
          </mrow>
        </msub>
        <mo stretchy="false">⃗</mo>
      </mover>
      <mrow>
        <mo stretchy="false">(</mo>
        <mrow>
          <mi>t</mi>
        </mrow>
        <mo stretchy="false">)</mo>
      </mrow>
      <mi>,</mi>
      <mn>...</mn>
    </mrow>
    <annotation encoding="StarMath 5.0">vec{u}_{1}(t), vec{u}_{2}(t), ...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sub>
        <mi>n</mi>
        <mn>1</mn>
      </msub>
      <mi>,</mi>
      <mi/>
      <msub>
        <mi>n</mi>
        <mn>2</mn>
      </msub>
      <mi>,</mi>
      <mi/>
      <mn>...</mn>
      <mi/>
      <msub>
        <mi>n</mi>
        <mi>n</mi>
      </msub>
    </mrow>
    <annotation encoding="StarMath 5.0">n_1 , ~ n_2 , ~ ... ~ n_n</annotation>
  </semantics>
</math>
</file>